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Calibri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Calibri"/>
    </style:style>
    <style:style style:name="P3" style:family="paragraph" style:parent-style-name="Standard">
      <style:paragraph-properties fo:line-height="150%" style:writing-mode="page"/>
      <style:text-properties style:font-name="Calibri" officeooo:rsid="002424a2" officeooo:paragraph-rsid="002424a2"/>
    </style:style>
    <style:style style:name="P4" style:family="paragraph" style:parent-style-name="Standard">
      <style:paragraph-properties fo:line-height="150%" style:writing-mode="page"/>
      <style:text-properties style:font-name="Calibri" officeooo:rsid="002424a2" officeooo:paragraph-rsid="00374934"/>
    </style:style>
    <style:style style:name="P5" style:family="paragraph" style:parent-style-name="Standard">
      <style:paragraph-properties fo:line-height="150%" style:writing-mode="page"/>
      <style:text-properties style:font-name="Calibri" officeooo:rsid="0027c2a4" officeooo:paragraph-rsid="0027c2a4"/>
    </style:style>
    <style:style style:name="P6" style:family="paragraph" style:parent-style-name="Standard">
      <style:paragraph-properties fo:line-height="150%" style:writing-mode="page"/>
      <style:text-properties style:font-name="Calibri" officeooo:rsid="0029119d" officeooo:paragraph-rsid="0029119d"/>
    </style:style>
    <style:style style:name="P7" style:family="paragraph" style:parent-style-name="Standard">
      <style:paragraph-properties fo:line-height="150%" style:writing-mode="page"/>
      <style:text-properties style:font-name="Calibri" officeooo:rsid="002a99e3" officeooo:paragraph-rsid="002a99e3"/>
    </style:style>
    <style:style style:name="P8" style:family="paragraph" style:parent-style-name="Standard">
      <style:paragraph-properties fo:line-height="150%" style:writing-mode="page"/>
      <style:text-properties style:font-name="Calibri" officeooo:rsid="002cd58e" officeooo:paragraph-rsid="002cd58e"/>
    </style:style>
    <style:style style:name="P9" style:family="paragraph" style:parent-style-name="Standard">
      <style:paragraph-properties fo:line-height="150%" style:writing-mode="page"/>
      <style:text-properties style:font-name="Calibri" officeooo:rsid="002de373" officeooo:paragraph-rsid="002de373"/>
    </style:style>
    <style:style style:name="P10" style:family="paragraph" style:parent-style-name="Standard">
      <style:paragraph-properties fo:line-height="150%" style:writing-mode="page"/>
      <style:text-properties style:font-name="Calibri" officeooo:rsid="00300c42" officeooo:paragraph-rsid="00300c42"/>
    </style:style>
    <style:style style:name="P11" style:family="paragraph" style:parent-style-name="Standard">
      <style:paragraph-properties fo:line-height="150%" style:writing-mode="page"/>
      <style:text-properties style:font-name="Calibri" officeooo:rsid="0031f255" officeooo:paragraph-rsid="0031f255"/>
    </style:style>
    <style:style style:name="P12" style:family="paragraph" style:parent-style-name="Standard">
      <style:paragraph-properties fo:line-height="150%" style:writing-mode="page"/>
      <style:text-properties style:font-name="Calibri" officeooo:rsid="0033015a" officeooo:paragraph-rsid="0033015a"/>
    </style:style>
    <style:style style:name="P13" style:family="paragraph" style:parent-style-name="Standard">
      <style:paragraph-properties fo:line-height="150%" style:writing-mode="page"/>
      <style:text-properties style:font-name="Calibri" officeooo:rsid="00374934" officeooo:paragraph-rsid="0033015a"/>
    </style:style>
    <style:style style:name="P14" style:family="paragraph" style:parent-style-name="Standard">
      <style:paragraph-properties fo:line-height="150%" style:writing-mode="page"/>
      <style:text-properties style:font-name="Calibri" officeooo:rsid="003aebb5" officeooo:paragraph-rsid="003aebb5"/>
    </style:style>
    <style:style style:name="P15" style:family="paragraph" style:parent-style-name="Standard">
      <style:paragraph-properties fo:line-height="150%" style:writing-mode="page"/>
      <style:text-properties style:font-name="Calibri" officeooo:rsid="003be5c9" officeooo:paragraph-rsid="003be5c9"/>
    </style:style>
    <style:style style:name="P16" style:family="paragraph" style:parent-style-name="Standard">
      <style:paragraph-properties fo:line-height="150%" style:writing-mode="page"/>
      <style:text-properties style:font-name="Calibri" officeooo:rsid="003be5c9" officeooo:paragraph-rsid="0046af43"/>
    </style:style>
    <style:style style:name="P17" style:family="paragraph" style:parent-style-name="Standard">
      <style:paragraph-properties fo:line-height="150%" style:writing-mode="page"/>
      <style:text-properties style:font-name="Calibri" officeooo:rsid="003d4bf9" officeooo:paragraph-rsid="003d4bf9"/>
    </style:style>
    <style:style style:name="P18" style:family="paragraph" style:parent-style-name="Standard">
      <style:paragraph-properties fo:line-height="150%" style:writing-mode="page"/>
      <style:text-properties style:font-name="Calibri" officeooo:rsid="003e300a" officeooo:paragraph-rsid="003e300a"/>
    </style:style>
    <style:style style:name="P19" style:family="paragraph" style:parent-style-name="Standard">
      <style:paragraph-properties fo:line-height="150%" style:writing-mode="page"/>
      <style:text-properties style:font-name="Calibri" officeooo:rsid="0044d211" officeooo:paragraph-rsid="0044d211"/>
    </style:style>
    <style:style style:name="P20" style:family="paragraph" style:parent-style-name="Standard">
      <style:paragraph-properties fo:line-height="150%" style:writing-mode="page"/>
      <style:text-properties style:font-name="Calibri" fo:font-style="normal" officeooo:rsid="004a91e1" officeooo:paragraph-rsid="004a91e1" style:font-style-asian="normal" style:font-style-complex="normal"/>
    </style:style>
    <style:style style:name="P21" style:family="paragraph" style:parent-style-name="Standard">
      <style:paragraph-properties fo:line-height="150%" style:writing-mode="page"/>
      <style:text-properties style:font-name="Calibri" fo:font-style="normal" officeooo:rsid="00510b2f" officeooo:paragraph-rsid="00557f78" style:font-style-asian="normal" style:font-style-complex="normal"/>
    </style:style>
    <style:style style:name="P22" style:family="paragraph" style:parent-style-name="Standard">
      <style:paragraph-properties fo:line-height="150%" style:writing-mode="page"/>
      <style:text-properties style:font-name="Calibri" fo:font-style="normal" officeooo:rsid="0054dc67" officeooo:paragraph-rsid="0054dc67" style:font-style-asian="normal" style:font-style-complex="normal"/>
    </style:style>
    <style:style style:name="P23" style:family="paragraph" style:parent-style-name="Standard">
      <style:paragraph-properties fo:line-height="150%" style:writing-mode="page"/>
      <style:text-properties style:font-name="Calibri" fo:font-style="normal" officeooo:rsid="005aa4a8" officeooo:paragraph-rsid="005bfed9" style:font-style-asian="normal" style:font-style-complex="normal"/>
    </style:style>
    <style:style style:name="P24" style:family="paragraph" style:parent-style-name="Standard">
      <style:paragraph-properties fo:line-height="150%" style:writing-mode="page"/>
      <style:text-properties style:font-name="Calibri" fo:font-style="normal" officeooo:rsid="005e40f1" officeooo:paragraph-rsid="005e40f1" style:font-style-asian="normal" style:font-style-complex="normal"/>
    </style:style>
    <style:style style:name="P25" style:family="paragraph" style:parent-style-name="Standard">
      <style:paragraph-properties fo:line-height="150%" style:writing-mode="page"/>
      <style:text-properties style:font-name="Calibri" fo:font-style="normal" officeooo:rsid="0066e3dd" officeooo:paragraph-rsid="0066e3dd" style:font-style-asian="normal" style:font-style-complex="normal"/>
    </style:style>
    <style:style style:name="P26" style:family="paragraph" style:parent-style-name="Standard">
      <style:paragraph-properties fo:line-height="150%" style:writing-mode="page"/>
      <style:text-properties style:font-name="Calibri" fo:font-style="normal" officeooo:rsid="006465d1" officeooo:paragraph-rsid="00557f78" style:font-style-asian="normal" style:font-style-complex="normal"/>
    </style:style>
    <style:style style:name="P27" style:family="paragraph" style:parent-style-name="Standard">
      <style:paragraph-properties fo:line-height="150%" style:writing-mode="page"/>
      <style:text-properties style:font-name="Calibri" fo:font-style="normal" officeooo:rsid="006bd28f" officeooo:paragraph-rsid="006bd28f" style:font-style-asian="normal" style:font-style-complex="normal"/>
    </style:style>
    <style:style style:name="P28" style:family="paragraph" style:parent-style-name="Standard">
      <style:paragraph-properties fo:line-height="150%" style:writing-mode="page"/>
      <style:text-properties style:font-name="Calibri" fo:font-style="normal" officeooo:rsid="006e1465" officeooo:paragraph-rsid="006e1465" style:font-style-asian="normal" style:font-style-complex="normal"/>
    </style:style>
    <style:style style:name="P29" style:family="paragraph" style:parent-style-name="Standard">
      <style:paragraph-properties fo:line-height="150%" style:writing-mode="page"/>
      <style:text-properties style:font-name="Calibri" fo:font-style="normal" officeooo:rsid="0070f8d4" officeooo:paragraph-rsid="0070f8d4" style:font-style-asian="normal" style:font-style-complex="normal"/>
    </style:style>
    <style:style style:name="P30" style:family="paragraph" style:parent-style-name="Standard">
      <style:paragraph-properties fo:line-height="150%" style:writing-mode="page"/>
      <style:text-properties style:font-name="Calibri" fo:font-style="normal" officeooo:rsid="00779788" officeooo:paragraph-rsid="00779788" style:font-style-asian="normal" style:font-style-complex="normal"/>
    </style:style>
    <style:style style:name="P31" style:family="paragraph" style:parent-style-name="Standard">
      <style:paragraph-properties fo:line-height="150%" style:writing-mode="page"/>
      <style:text-properties style:font-name="Calibri" fo:font-style="normal" officeooo:rsid="0078dbff" officeooo:paragraph-rsid="0078dbff" style:font-style-asian="normal" style:font-style-complex="normal"/>
    </style:style>
    <style:style style:name="P32" style:family="paragraph" style:parent-style-name="Standard">
      <style:paragraph-properties fo:line-height="150%" style:writing-mode="page"/>
      <style:text-properties style:font-name="Calibri" fo:font-style="normal" officeooo:rsid="0081414b" officeooo:paragraph-rsid="0081414b" style:font-style-asian="normal" style:font-style-complex="normal"/>
    </style:style>
    <style:style style:name="P33" style:family="paragraph" style:parent-style-name="Standard">
      <style:paragraph-properties fo:line-height="150%" style:writing-mode="page"/>
      <style:text-properties style:font-name="Calibri" fo:font-style="normal" officeooo:rsid="008737d7" officeooo:paragraph-rsid="008737d7" style:font-style-asian="normal" style:font-style-complex="normal"/>
    </style:style>
    <style:style style:name="P34" style:family="paragraph" style:parent-style-name="Standard">
      <style:paragraph-properties fo:line-height="150%" style:writing-mode="page"/>
      <style:text-properties style:font-name="Calibri" fo:font-style="normal" officeooo:rsid="008a48ed" officeooo:paragraph-rsid="008a48ed" style:font-style-asian="normal" style:font-style-complex="normal"/>
    </style:style>
    <style:style style:name="P35" style:family="paragraph" style:parent-style-name="Standard">
      <style:paragraph-properties fo:line-height="150%" style:writing-mode="page"/>
      <style:text-properties style:font-name="Calibri" fo:font-style="normal" officeooo:rsid="008d4b69" officeooo:paragraph-rsid="008d4b69" style:font-style-asian="normal" style:font-style-complex="normal"/>
    </style:style>
    <style:style style:name="P36" style:family="paragraph" style:parent-style-name="Standard">
      <style:paragraph-properties fo:line-height="150%" style:writing-mode="page"/>
      <style:text-properties style:font-name="Calibri" fo:font-style="normal" officeooo:rsid="0091f3fa" officeooo:paragraph-rsid="0091f3fa" style:font-style-asian="normal" style:font-style-complex="normal"/>
    </style:style>
    <style:style style:name="P37" style:family="paragraph" style:parent-style-name="Standard">
      <style:paragraph-properties fo:line-height="150%" style:writing-mode="page"/>
      <style:text-properties style:font-name="Calibri" fo:font-style="normal" officeooo:rsid="009362d2" officeooo:paragraph-rsid="009362d2" style:font-style-asian="normal" style:font-style-complex="normal"/>
    </style:style>
    <style:style style:name="P38" style:family="paragraph" style:parent-style-name="Standard">
      <style:paragraph-properties fo:line-height="150%" style:writing-mode="page"/>
      <style:text-properties style:font-name="Calibri" fo:font-style="normal" officeooo:rsid="009689d7" officeooo:paragraph-rsid="009689d7" style:font-style-asian="normal" style:font-style-complex="normal"/>
    </style:style>
    <style:style style:name="P39" style:family="paragraph" style:parent-style-name="Standard">
      <style:paragraph-properties fo:line-height="150%" style:writing-mode="page"/>
      <style:text-properties style:font-name="Calibri" fo:font-style="normal" officeooo:rsid="00a12b77" officeooo:paragraph-rsid="00a60e73" style:font-style-asian="normal" style:font-style-complex="normal"/>
    </style:style>
    <style:style style:name="P40" style:family="paragraph" style:parent-style-name="Standard">
      <style:paragraph-properties fo:line-height="150%" style:writing-mode="page"/>
      <style:text-properties style:font-name="Calibri" fo:font-style="normal" officeooo:rsid="00a89cf7" officeooo:paragraph-rsid="00a89cf7" style:font-style-asian="normal" style:font-style-complex="normal"/>
    </style:style>
    <style:style style:name="P41" style:family="paragraph" style:parent-style-name="Standard">
      <style:paragraph-properties fo:line-height="150%" style:writing-mode="page"/>
      <style:text-properties style:font-name="Calibri" fo:font-style="normal" officeooo:rsid="00b32d1e" officeooo:paragraph-rsid="00b32d1e" style:font-style-asian="normal" style:font-style-complex="normal"/>
    </style:style>
    <style:style style:name="P42" style:family="paragraph" style:parent-style-name="Standard">
      <style:paragraph-properties fo:line-height="150%" style:writing-mode="page"/>
      <style:text-properties style:font-name="Calibri" fo:font-style="normal" officeooo:rsid="00bc119e" officeooo:paragraph-rsid="00bc119e" style:font-style-asian="normal" style:font-style-complex="normal"/>
    </style:style>
    <style:style style:name="P43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510b2f" officeooo:paragraph-rsid="00557f78" style:font-style-asian="normal" style:font-style-complex="normal"/>
    </style:style>
    <style:style style:name="P44" style:family="paragraph" style:parent-style-name="Standard">
      <style:paragraph-properties fo:line-height="150%" style:writing-mode="page"/>
      <style:text-properties style:font-name="Calibri" fo:font-style="normal" style:text-underline-style="solid" style:text-underline-width="auto" style:text-underline-color="font-color" officeooo:rsid="00841164" officeooo:paragraph-rsid="00841164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6bd28f" officeooo:paragraph-rsid="006bd28f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779788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0779788" officeooo:paragraph-rsid="008b4409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10ed033" officeooo:paragraph-rsid="010f813c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line-height="150%" style:writing-mode="page"/>
      <style:text-properties style:font-name="Calibri" fo:font-style="normal" fo:font-weight="bold" officeooo:rsid="0091f3fa" officeooo:paragraph-rsid="0091f3fa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line-height="150%" style:writing-mode="page"/>
      <style:text-properties style:font-name="Calibri" fo:font-style="normal" fo:font-weight="bold" officeooo:rsid="008737d7" officeooo:paragraph-rsid="008737d7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779788" officeooo:paragraph-rsid="008b440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7af22" officeooo:paragraph-rsid="00c7af22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cd455a" officeooo:paragraph-rsid="00cd455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06871" officeooo:paragraph-rsid="00d06871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4d3a7" officeooo:paragraph-rsid="00d4d3a7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de67c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063b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de67cc" officeooo:paragraph-rsid="00e51a3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37fc3" officeooo:paragraph-rsid="00e37fc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ecb52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ecb52b" officeooo:paragraph-rsid="00f55434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0fab1c2" officeooo:paragraph-rsid="00fab1c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afbfe" officeooo:paragraph-rsid="010afbf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ed033" officeooo:paragraph-rsid="010f813c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150%" style:writing-mode="page"/>
      <style:text-properties style:font-name="Calibri" officeooo:rsid="004dbdbb" officeooo:paragraph-rsid="004dbdbb"/>
    </style:style>
    <style:style style:name="P6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0ed033" officeooo:paragraph-rsid="010f813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73449" officeooo:paragraph-rsid="01173449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ad325" officeooo:paragraph-rsid="011ad325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1d8abd" officeooo:paragraph-rsid="01213fc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233060" officeooo:paragraph-rsid="01233060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2446e7" officeooo:paragraph-rsid="012446e7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69e5a" officeooo:paragraph-rsid="01369e5a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7a6bd" officeooo:paragraph-rsid="0137a6bd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87d8c" officeooo:paragraph-rsid="01387d8c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b4acc" officeooo:paragraph-rsid="013b4acc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3f9dd2" officeooo:paragraph-rsid="013f9dd2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4a596" officeooo:paragraph-rsid="0144a596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56c22" officeooo:paragraph-rsid="01456c22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8cb9f" officeooo:paragraph-rsid="0148cb9f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e2d7a" officeooo:paragraph-rsid="014e2d7a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4f9c05" officeooo:paragraph-rsid="014f9c05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0ee3" officeooo:paragraph-rsid="015c0ee3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0ee3" officeooo:paragraph-rsid="0163c95b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0ee3" officeooo:paragraph-rsid="0166d34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5c5b2c" officeooo:paragraph-rsid="015c5b2c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6a1c57" officeooo:paragraph-rsid="016a1c57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normal" officeooo:rsid="01712f07" officeooo:paragraph-rsid="01712f07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bold" officeooo:rsid="0119f7b3" officeooo:paragraph-rsid="0119f7b3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line-height="150%" fo:text-align="start" style:justify-single-word="false" style:writing-mode="page"/>
      <style:text-properties style:font-name="Calibri" fo:font-style="normal" style:text-underline-style="none" fo:font-weight="bold" officeooo:rsid="01712f07" officeooo:paragraph-rsid="01712f07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line-height="150%" fo:text-align="center" style:justify-single-word="false" style:writing-mode="page"/>
      <style:text-properties style:font-name="Calibri" fo:font-style="normal" style:text-underline-style="solid" style:text-underline-width="auto" style:text-underline-color="font-color" fo:font-weight="bold" officeooo:rsid="014f9c05" officeooo:paragraph-rsid="014f9c05" style:font-style-asian="normal" style:font-weight-asian="bold" style:font-style-complex="normal" style:font-weight-complex="bold"/>
    </style:style>
    <style:style style:name="T1" style:family="text">
      <style:text-properties officeooo:rsid="002a99e3"/>
    </style:style>
    <style:style style:name="T2" style:family="text">
      <style:text-properties officeooo:rsid="002b83d0"/>
    </style:style>
    <style:style style:name="T3" style:family="text">
      <style:text-properties officeooo:rsid="0030b378"/>
    </style:style>
    <style:style style:name="T4" style:family="text">
      <style:text-properties officeooo:rsid="0032a594"/>
    </style:style>
    <style:style style:name="T5" style:family="text">
      <style:text-properties officeooo:rsid="003358d0"/>
    </style:style>
    <style:style style:name="T6" style:family="text">
      <style:text-properties officeooo:rsid="00341a3f"/>
    </style:style>
    <style:style style:name="T7" style:family="text">
      <style:text-properties officeooo:rsid="00374934"/>
    </style:style>
    <style:style style:name="T8" style:family="text">
      <style:text-properties officeooo:rsid="00387712"/>
    </style:style>
    <style:style style:name="T9" style:family="text">
      <style:text-properties officeooo:rsid="0039b807"/>
    </style:style>
    <style:style style:name="T10" style:family="text">
      <style:text-properties officeooo:rsid="003d8713"/>
    </style:style>
    <style:style style:name="T11" style:family="text">
      <style:text-properties officeooo:rsid="00417d90"/>
    </style:style>
    <style:style style:name="T12" style:family="text">
      <style:text-properties officeooo:rsid="0047ba70"/>
    </style:style>
    <style:style style:name="T13" style:family="text">
      <style:text-properties officeooo:rsid="004e9a83"/>
    </style:style>
    <style:style style:name="T14" style:family="text">
      <style:text-properties officeooo:rsid="005057c8"/>
    </style:style>
    <style:style style:name="T15" style:family="text">
      <style:text-properties officeooo:rsid="005a6abe"/>
    </style:style>
    <style:style style:name="T16" style:family="text">
      <style:text-properties officeooo:rsid="005bfed9"/>
    </style:style>
    <style:style style:name="T17" style:family="text">
      <style:text-properties officeooo:rsid="006465d1"/>
    </style:style>
    <style:style style:name="T18" style:family="text">
      <style:text-properties officeooo:rsid="006660d0"/>
    </style:style>
    <style:style style:name="T19" style:family="text">
      <style:text-properties officeooo:rsid="0067835c"/>
    </style:style>
    <style:style style:name="T20" style:family="text">
      <style:text-properties officeooo:rsid="006bd28f"/>
    </style:style>
    <style:style style:name="T21" style:family="text">
      <style:text-properties officeooo:rsid="00715ff0"/>
    </style:style>
    <style:style style:name="T22" style:family="text">
      <style:text-properties officeooo:rsid="00747552"/>
    </style:style>
    <style:style style:name="T23" style:family="text">
      <style:text-properties officeooo:rsid="007c70bd"/>
    </style:style>
    <style:style style:name="T24" style:family="text">
      <style:text-properties officeooo:rsid="007d3a18"/>
    </style:style>
    <style:style style:name="T25" style:family="text">
      <style:text-properties officeooo:rsid="00884be9"/>
    </style:style>
    <style:style style:name="T26" style:family="text">
      <style:text-properties officeooo:rsid="008b4409"/>
    </style:style>
    <style:style style:name="T27" style:family="text">
      <style:text-properties officeooo:rsid="008ebbb0"/>
    </style:style>
    <style:style style:name="T28" style:family="text">
      <style:text-properties officeooo:rsid="008f8f0c"/>
    </style:style>
    <style:style style:name="T29" style:family="text">
      <style:text-properties officeooo:rsid="0099cd7e"/>
    </style:style>
    <style:style style:name="T30" style:family="text">
      <style:text-properties officeooo:rsid="009b1f9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a4e693" style:font-weight-asian="bold" style:font-weight-complex="bold"/>
    </style:style>
    <style:style style:name="T33" style:family="text">
      <style:text-properties fo:font-weight="bold" officeooo:rsid="00a23661" style:font-weight-asian="bold" style:font-weight-complex="bold"/>
    </style:style>
    <style:style style:name="T34" style:family="text">
      <style:text-properties fo:font-weight="bold" officeooo:rsid="0091f3fa" style:font-weight-asian="bold" style:font-weight-complex="bold"/>
    </style:style>
    <style:style style:name="T35" style:family="text">
      <style:text-properties officeooo:rsid="00a23661"/>
    </style:style>
    <style:style style:name="T36" style:family="text">
      <style:text-properties officeooo:rsid="00a76986"/>
    </style:style>
    <style:style style:name="T37" style:family="text">
      <style:text-properties officeooo:rsid="00aa882d"/>
    </style:style>
    <style:style style:name="T38" style:family="text">
      <style:text-properties officeooo:rsid="00ae26e7"/>
    </style:style>
    <style:style style:name="T39" style:family="text">
      <style:text-properties officeooo:rsid="00b0b0eb"/>
    </style:style>
    <style:style style:name="T40" style:family="text">
      <style:text-properties officeooo:rsid="00bad676"/>
    </style:style>
    <style:style style:name="T41" style:family="text">
      <style:text-properties officeooo:rsid="00be06c0"/>
    </style:style>
    <style:style style:name="T42" style:family="text">
      <style:text-properties officeooo:rsid="00779788"/>
    </style:style>
    <style:style style:name="T43" style:family="text">
      <style:text-properties officeooo:rsid="00d78dea"/>
    </style:style>
    <style:style style:name="T44" style:family="text">
      <style:text-properties officeooo:rsid="00d7a110"/>
    </style:style>
    <style:style style:name="T45" style:family="text">
      <style:text-properties officeooo:rsid="00dbc141"/>
    </style:style>
    <style:style style:name="T46" style:family="text">
      <style:text-properties officeooo:rsid="00dcbbb2"/>
    </style:style>
    <style:style style:name="T47" style:family="text">
      <style:text-properties officeooo:rsid="00e063b5"/>
    </style:style>
    <style:style style:name="T48" style:family="text">
      <style:text-properties style:text-line-through-style="solid" style:text-line-through-type="single" officeooo:rsid="00e063b5"/>
    </style:style>
    <style:style style:name="T49" style:family="text">
      <style:text-properties officeooo:rsid="00e1596b"/>
    </style:style>
    <style:style style:name="T50" style:family="text">
      <style:text-properties officeooo:rsid="00e758e3"/>
    </style:style>
    <style:style style:name="T51" style:family="text">
      <style:text-properties officeooo:rsid="00e90327"/>
    </style:style>
    <style:style style:name="T52" style:family="text">
      <style:text-properties officeooo:rsid="00eb8ca6"/>
    </style:style>
    <style:style style:name="T53" style:family="text">
      <style:text-properties officeooo:rsid="00ecb52b"/>
    </style:style>
    <style:style style:name="T54" style:family="text">
      <style:text-properties officeooo:rsid="00efeda6"/>
    </style:style>
    <style:style style:name="T55" style:family="text">
      <style:text-properties officeooo:rsid="01011fd5"/>
    </style:style>
    <style:style style:name="T56" style:family="text">
      <style:text-properties officeooo:rsid="010aac3d"/>
    </style:style>
    <style:style style:name="T57" style:family="text">
      <style:text-properties officeooo:rsid="010cc41f"/>
    </style:style>
    <style:style style:name="T58" style:family="text">
      <style:text-properties officeooo:rsid="010cd650"/>
    </style:style>
    <style:style style:name="T59" style:family="text">
      <style:text-properties officeooo:rsid="010f813c"/>
    </style:style>
    <style:style style:name="T60" style:family="text">
      <style:text-properties officeooo:rsid="01177c1c"/>
    </style:style>
    <style:style style:name="T61" style:family="text">
      <style:text-properties officeooo:rsid="011b2275"/>
    </style:style>
    <style:style style:name="T62" style:family="text">
      <style:text-properties officeooo:rsid="011e7039"/>
    </style:style>
    <style:style style:name="T63" style:family="text">
      <style:text-properties officeooo:rsid="01261910"/>
    </style:style>
    <style:style style:name="T64" style:family="text">
      <style:text-properties officeooo:rsid="012a2219"/>
    </style:style>
    <style:style style:name="T65" style:family="text">
      <style:text-properties officeooo:rsid="012a3aed"/>
    </style:style>
    <style:style style:name="T66" style:family="text">
      <style:text-properties officeooo:rsid="012bbed7"/>
    </style:style>
    <style:style style:name="T67" style:family="text">
      <style:text-properties officeooo:rsid="012dfe80"/>
    </style:style>
    <style:style style:name="T68" style:family="text">
      <style:text-properties officeooo:rsid="013c8e1e"/>
    </style:style>
    <style:style style:name="T69" style:family="text">
      <style:text-properties officeooo:rsid="01403514"/>
    </style:style>
    <style:style style:name="T70" style:family="text">
      <style:text-properties officeooo:rsid="0146e8fc"/>
    </style:style>
    <style:style style:name="T71" style:family="text">
      <style:text-properties officeooo:rsid="01472b16"/>
    </style:style>
    <style:style style:name="T72" style:family="text">
      <style:text-properties officeooo:rsid="01474128"/>
    </style:style>
    <style:style style:name="T73" style:family="text">
      <style:text-properties officeooo:rsid="014c85d7"/>
    </style:style>
    <style:style style:name="T74" style:family="text">
      <style:text-properties officeooo:rsid="014f9c05"/>
    </style:style>
    <style:style style:name="T75" style:family="text">
      <style:text-properties officeooo:rsid="01529f74"/>
    </style:style>
    <style:style style:name="T76" style:family="text">
      <style:text-properties officeooo:rsid="015d9f7b"/>
    </style:style>
    <style:style style:name="T77" style:family="text">
      <style:text-properties officeooo:rsid="015e9c0a"/>
    </style:style>
    <style:style style:name="T78" style:family="text">
      <style:text-properties officeooo:rsid="01647372"/>
    </style:style>
    <style:style style:name="T79" style:family="text">
      <style:text-properties officeooo:rsid="0166d343"/>
    </style:style>
    <style:style style:name="T80" style:family="text">
      <style:text-properties officeooo:rsid="016a84fc"/>
    </style:style>
    <style:style style:name="T81" style:family="text">
      <style:text-properties officeooo:rsid="016dae23"/>
    </style:style>
    <style:style style:name="T82" style:family="text">
      <style:text-properties officeooo:rsid="016dfe59"/>
    </style:style>
    <style:style style:name="T83" style:family="text">
      <style:text-properties officeooo:rsid="016f9e7e"/>
    </style:style>
    <style:style style:name="T84" style:family="text">
      <style:text-properties officeooo:rsid="01723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veloppement Moderne avec ApiPlatform (Symfony) et React</text:p>
      <text:p text:style-name="P1"/>
      <text:p text:style-name="P1">* VSCode *</text:p>
      <text:p text:style-name="P1">Ouvre le projet dans VSCode</text:p>
      <text:p text:style-name="P1">cd chemin_du_projet ; code .</text:p>
      <text:p text:style-name="P1">Ouvre/Cache la fenetre de l'explorateur</text:p>
      <text:p text:style-name="P1">Ctrl + B</text:p>
      <text:p text:style-name="P1">Ouvre/Cache le terminal integre</text:p>
      <text:p text:style-name="P1">Ctrl + ù</text:p>
      <text:p text:style-name="P1"/>
      <text:p text:style-name="P1">* .env *</text:p>
      <text:p text:style-name="P1">Configurer la BDD</text:p>
      <text:p text:style-name="P1">DATABASE_URL=mysql://root:@127.0.0.1:3306/symreact</text:p>
      <text:p text:style-name="P1"/>
      <text:p text:style-name="P1">* Creation de la BDD &amp; des entites *</text:p>
      <text:p text:style-name="P1">php bin/console doctrine:database:create</text:p>
      <text:p text:style-name="P1">php bin/console make:entity Customer</text:p>
      <text:p text:style-name="P1">- firstName (string, 255, not null)</text:p>
      <text:p text:style-name="P1">- lastName (string, 255, not null)</text:p>
      <text:p text:style-name="P1">- email (string, 255, not null)</text:p>
      <text:p text:style-name="P1">- company (string, 255, not nullable)</text:p>
      <text:p text:style-name="P1">doctrine:cache:clear-metadata</text:p>
      <text:p text:style-name="P1">php bin/console make:migration</text:p>
      <text:p text:style-name="P1">php bin/console doctrine:migrations:migrate</text:p>
      <text:p text:style-name="P1">php bin/console make:entity Invoice</text:p>
      <text:p text:style-name="P1">- amount (float, not null)</text:p>
      <text:p text:style-name="P1">- sentAt (datetime, not null)</text:p>
      <text:p text:style-name="P1">- status (string, 255, not null)</text:p>
      <text:p text:style-name="P1">- customer (relation ManyToOne a Customer)</text:p>
      <text:p text:style-name="P1"/>
      <text:p text:style-name="P1">Installer Fixtures &amp; Faker</text:p>
      <text:p text:style-name="P1">composer require orm-fixtures fzaninotto/faker --dev</text:p>
      <text:p text:style-name="P1">Executer les fixtures sans confirmation manuelle</text:p>
      <text:p text:style-name="P1"><text:soft-page-break/>php bin/console doctrine:fixtures:load --no-interaction</text:p>
      <text:p text:style-name="P1"/>
      <text:p text:style-name="P1">Modifier une entite</text:p>
      <text:p text:style-name="P1">php bin/console make:entity Invoice</text:p>
      <text:p text:style-name="P1">- amount (chrono, integer, not null)</text:p>
      <text:p text:style-name="P1"/>
      <text:p text:style-name="P1">* entité User pour l'authentification / interface UserInterface *</text:p>
      <text:p text:style-name="P1">php bin/console make:user</text:p>
      <text:p text:style-name="P1"/>
      <text:p text:style-name="P1">* initialiser un repo git *</text:p>
      <text:p text:style-name="P1">git init</text:p>
      <text:p text:style-name="P1">git add .</text:p>
      <text:p text:style-name="P1">git commit -m "Mise en place de l'application et de la base de donnees !"</text:p>
      <text:p text:style-name="P1"/>
      <text:p text:style-name="P3">1) API Platform : Mise en place et decouverte</text:p>
      <text:p text:style-name="P5">Installer API Platform dans Symfony</text:p>
      <text:p text:style-name="P3">composer require api</text:p>
      <text:p text:style-name="P6">Aller a localhost/api</text:p>
      <text:p text:style-name="P7"><text:span text:style-name="T2">Fichier </text:span>packages/api_platform.yml</text:p>
      <text:p text:style-name="P8">Routes routes/<text:span text:style-name="T1">api_platform.yml</text:span></text:p>
      <text:p text:style-name="P9"/>
      <text:p text:style-name="P9">Exposer une entite</text:p>
      <text:p text:style-name="P9"><text:s/>* @ApiResource</text:p>
      <text:p text:style-name="P9"><text:s/>*/</text:p>
      <text:p text:style-name="P9">class Customer</text:p>
      <text:p text:style-name="P9"/>
      <text:p text:style-name="P10">installer PostMan <text:span text:style-name="T3">(test d'APIs)</text:span></text:p>
      <text:p text:style-name="P11">Create New Collection <text:span text:style-name="T4">avec un titre et une description</text:span></text:p>
      <text:p text:style-name="P12">Tester une requête GET, <text:span text:style-name="T5">par ex</text:span> <text:a xlink:type="simple" xlink:href="http://127.0.0.1:8000/api/customers" text:style-name="Internet_20_link" text:visited-style-name="Visited_20_Internet_20_Link">http://127.0.0.1:8000/api/customers</text:a> <text:span text:style-name="T6">puis la sauvegarder dans sa collection</text:span></text:p>
      <text:p text:style-name="P13"/>
      <text:p text:style-name="P4">API Platform -<text:span text:style-name="T7">&gt; Niveau 3 de maturité de Richardson</text:span></text:p>
      <text:p text:style-name="P4"><text:span text:style-name="T8">Format </text:span>JSON-LD <text:span text:style-name="T9">(Linked Data) ; ajout de metadonnees ; HYDRA (hypermedia driven api)</text:span></text:p>
      <text:p text:style-name="P14"><text:soft-page-break/>Accepte plusieurs formats : application/json, application/ls+json, etc.</text:p>
      <text:p text:style-name="P14">Quand on veut montrer des liens existant entre différentes ressources dans le format JSON-LD, on utilise des IRIs (Internationalized Resource Identifier) !</text:p>
      <text:p text:style-name="P14"/>
      <text:p text:style-name="P17">Désactiver la pagination</text:p>
      <text:p text:style-name="P15"><text:span text:style-name="T10">dans </text:span>api_platform.yml</text:p>
      <text:p text:style-name="P15">collection:</text:p>
      <text:p text:style-name="P15"><text:s text:c="8"/>pagination:</text:p>
      <text:p text:style-name="P15"><text:s text:c="12"/>enabled: false</text:p>
      <text:p text:style-name="P16"><text:s text:c="12"/>items_per_page: 5</text:p>
      <text:p text:style-name="P18">CF documentation <text:span text:style-name="T11">(https://api-platform.com/docs/core/configuration/)</text:span></text:p>
      <text:p text:style-name="P19">Pagination pour une ressource en particulier</text:p>
      <text:p text:style-name="P18">@ApiResource(</text:p>
      <text:p text:style-name="P18"><text:s/>* <text:s text:c="2"/>attributes = {</text:p>
      <text:p text:style-name="P18">* <text:s text:c="4"/>"pagination_enabled"=true</text:p>
      <text:p text:style-name="P18">* <text:s text:c="4"/>"pagination_items_per_page"=20 <text:span text:style-name="T12">(surchage l'option par defaut)</text:span></text:p>
      <text:p text:style-name="P18"><text:s/>* <text:s text:c="2"/>}</text:p>
      <text:p text:style-name="P18"><text:s/>* )</text:p>
      <text:p text:style-name="P65">Surcharger la conf par defaut <text:span text:style-name="T14">(force la pagination dans la requête)</text:span></text:p>
      <text:p text:style-name="P20"><text:a xlink:type="simple" xlink:href="http://localhost/api/customers?pagination=true" text:style-name="Internet_20_link" text:visited-style-name="Visited_20_Internet_20_Link"><text:span text:style-name="T13">http://localhost/</text:span></text:a><text:a xlink:type="simple" xlink:href="http://localhost/api/customers?pagination=true" text:style-name="Internet_20_link" text:visited-style-name="Visited_20_Internet_20_Link">api/customers?pagination=true</text:a></text:p>
      <text:p text:style-name="P20"/>
      <text:p text:style-name="P43">Filters</text:p>
      <text:p text:style-name="P26">&gt; Search Filter (filtre de recherche)</text:p>
      <text:p text:style-name="P23">Activer la recherche sur des proprietes <text:span text:style-name="T16">(firstName, <text:s/>lastName, <text:s/>company)</text:span></text:p>
      <text:p text:style-name="P21"><text:s/>* @ApiResource</text:p>
      <text:p text:style-name="P21"><text:s/>* @ApiFilter(SearchFilter::class, properties={"firstName":"<text:span text:style-name="T15">partial</text:span>", "lastName", "company"})</text:p>
      <text:p text:style-name="P21"><text:s/>*/</text:p>
      <text:p text:style-name="P22"><text:span text:style-name="T17">&gt;</text:span> OrderFilter <text:span text:style-name="T18">(filtre d'ordre)</text:span></text:p>
      <text:p text:style-name="P22">* @ApiFilter(OrderFilter::class)</text:p>
      <text:p text:style-name="P24">?order[sendAt]=asc</text:p>
      <text:p text:style-name="P25">&gt; <text:span text:style-name="T19">Filtrer sur Nested Properties (proprietes liees)</text:span></text:p>
      <text:p text:style-name="P25"/>
      <text:p text:style-name="P25"/>
      <text:p text:style-name="P45"><text:soft-page-break/>Normalisation et serialisation / <text:span text:style-name="T22">Denormalisation et deserialisation</text:span></text:p>
      <text:p text:style-name="P27"/>
      <text:p text:style-name="P27">Qu'est-ce que le phénomène de sérialisation des données ?</text:p>
      <text:p text:style-name="P27">C'est le fait de construire une représentation textuelle d'une variable !</text:p>
      <text:p text:style-name="P27"/>
      <text:p text:style-name="P27">Qu'est-ce que la procédure de normalisation des données ?</text:p>
      <text:p text:style-name="P27">On prend un objet PHP qu'on transforme en tableau classique pour pouvoir, plus tard, le sérialiser dans un format donné (JSON, XML, CSV ...)</text:p>
      <text:p text:style-name="P27"/>
      <text:p text:style-name="P27">A quoi servent les groupes de sérialisation ou de désérialisation ?</text:p>
      <text:p text:style-name="P27">A identifier des données que l'on veut regrouper lors de la sérialisation ou de la désérialisation</text:p>
      <text:p text:style-name="P27"/>
      <text:p text:style-name="P27">Quel problème se pose souvent lorsque l'on applique un groupe de sérialisation sur les données de plusieurs ressources liées entre elles ?</text:p>
      <text:p text:style-name="P27"/>
      <text:p text:style-name="P29">Appliquer un groupe de <text:span text:style-name="T20">serialisation</text:span></text:p>
      <text:p text:style-name="P27">@ApiResource(</text:p>
      <text:p text:style-name="P27"><text:s/>* <text:s text:c="2"/>normalizationContext={</text:p>
      <text:p text:style-name="P27"><text:s/>* <text:s text:c="5"/>"groups"={"customers_read"}</text:p>
      <text:p text:style-name="P27"><text:s/>* <text:s text:c="2"/>}</text:p>
      <text:p text:style-name="P27"><text:s/>* )</text:p>
      <text:p text:style-name="P28">Ajouter l'annotation @Groups({"customers_read"}) sur l'attribut / <text:span text:style-name="T21">les attributs de l'entite</text:span></text:p>
      <text:p text:style-name="P28"/>
      <text:p text:style-name="P46">Operations de base sur API Platform</text:p>
      <text:p text:style-name="P30"/>
      <text:p text:style-name="P31">Dans l'entité</text:p>
      <text:p text:style-name="P30">@ApiResource(</text:p>
      <text:p text:style-name="P30"><text:s/>* <text:s text:c="2"/><text:span text:style-name="T31">collectionOperations{"GET", "POST"}</text:span>, // <text:span text:style-name="T23">Operations sur les collections</text:span></text:p>
      <text:p text:style-name="P30">* <text:s text:c="2"/><text:span text:style-name="T31">itemOperations{"GET", "PUT", "DELETE"}</text:span>, // <text:span text:style-name="T24">Operations sur les items</text:span></text:p>
      <text:p text:style-name="P30"/>
      <text:p text:style-name="P32">Personnaliser la route</text:p>
      <text:p text:style-name="P30">@ApiResource(</text:p>
      <text:p text:style-name="P30"><text:s/>* <text:s text:c="2"/>collectionOperations{"GET"=<text:span text:style-name="T31">{"path"="/clients"}</text:span>, "POST"},</text:p>
      <text:p text:style-name="P30"><text:soft-page-break/>* <text:s text:c="2"/>itemOperations{"GET"=<text:span text:style-name="T31">{"path"="/clients/{id}"}</text:span>, "PUT", "DELETE"},</text:p>
      <text:p text:style-name="P30"/>
      <text:p text:style-name="P44">Sous-ressources / SubResources</text:p>
      <text:p text:style-name="P33">Obtenir les données liées en passant par <text:span text:style-name="T25">une donnée spécifique !</text:span></text:p>
      <text:p text:style-name="P34"/>
      <text:p text:style-name="P34"><text:span text:style-name="T28">&gt; </text:span>Déclare une relation en tant que sous-ressource d'une <text:span text:style-name="T38">autre (ici on déclare invoices en tant que sous-ressource de customer)</text:span></text:p>
      <text:p text:style-name="P33">* <text:span text:style-name="T31">@ApiSubresource</text:span></text:p>
      <text:p text:style-name="P33"><text:s text:c="5"/>*/</text:p>
      <text:p text:style-name="P33"><text:s text:c="4"/>private $invoices;</text:p>
      <text:p text:style-name="P35"/>
      <text:p text:style-name="P35"><text:span text:style-name="T28">&gt; </text:span>Configurer une sous-res<text:span text:style-name="T27">s</text:span>ource <text:span text:style-name="T39">(que du GET)</text:span></text:p>
      <text:p text:style-name="P33">@ApiResource(</text:p>
      <text:p text:style-name="P50">subresourceOperations={</text:p>
      <text:p text:style-name="P50"><text:s/>* <text:s text:c="5"/>"invoices_get_subresource"={"path"="/clients/{id}/factures"}</text:p>
      <text:p text:style-name="P50"><text:s/>* <text:s text:c="2"/>},</text:p>
      <text:p text:style-name="P37"/>
      <text:p text:style-name="P37">&gt; Comportement en tant que sous-resource d'une autre source ; </text:p>
      <text:p text:style-name="P36"><text:s/>* @ApiResource(</text:p>
      <text:p text:style-name="P36"><text:s/>* <text:s text:c="2"/><text:span text:style-name="T31">subresourceOperations={</text:span></text:p>
      <text:p text:style-name="P49"><text:s/>* <text:s text:c="4"/>"api_customers_invoices_get_subresource"={</text:p>
      <text:p text:style-name="P36"><text:span text:style-name="T31"><text:s/>* <text:s text:c="6"/>"normalization_context"={"groups"={"invoices_subresources"}}</text:span> // <text:span text:style-name="T30">Changer, personnaliser le groupe de sérialisation ; comment l'invoice réagit quand elle est appelee en tant que sous-ressource</text:span></text:p>
      <text:p text:style-name="P36"><text:s/>* <text:s text:c="4"/>}</text:p>
      <text:p text:style-name="P36"><text:s/>* <text:s text:c="2"/>},</text:p>
      <text:p text:style-name="P38"/>
      <text:p text:style-name="P38"><text:span text:style-name="T36">&gt; </text:span>Le tager aussi dans les attributs <text:span text:style-name="T29">pour signifier qu'on en a besoin</text:span></text:p>
      <text:p text:style-name="P38">* @Groups({..., "<text:span text:style-name="T31">invoices_subresource</text:span>"})</text:p>
      <text:p text:style-name="P40">Cela sigfiie que si les invoices sont appelees en tant que sous-ressource, je vais appeler tel et tel champ grâce à <text:span text:style-name="T34">groups"={"invoices_subresources"}</text:span></text:p>
      <text:p text:style-name="P39"><text:span text:style-name="T37">N.B : Construction de la clé : </text:span>api_<text:span text:style-name="T31">nom</text:span><text:span text:style-name="T32">r</text:span><text:span text:style-name="T31">essource</text:span><text:span text:style-name="T32">m</text:span><text:span text:style-name="T31">ere</text:span>_<text:span text:style-name="T33">nomdelaressource</text:span><text:span text:style-name="T35">_get_subresource</text:span></text:p>
      <text:p text:style-name="P41"/>
      <text:p text:style-name="P41"><text:soft-page-break/>&gt; Créer ses propres opérations ; <text:span text:style-name="T40">on cree "increment" pour incrementer le chrono de la facture</text:span></text:p>
      <text:p text:style-name="P41">itemOperations={"GET", "PUT", "DELETE", "<text:span text:style-name="T31">increment</text:span>"={</text:p>
      <text:p text:style-name="P41"><text:s/>* <text:s text:c="9"/>"method"="post",</text:p>
      <text:p text:style-name="P41"><text:s/>* <text:s text:c="9"/>"path"="/invoices/{id}/increment", </text:p>
      <text:p text:style-name="P41"><text:s/>* <text:s text:c="9"/>"controller"="App\Controller\InvoiceIncrementationController",</text:p>
      <text:p text:style-name="P41"><text:s/>* <text:s text:c="9"/>"swagger_context"={</text:p>
      <text:p text:style-name="P41"><text:s/>* <text:s text:c="13"/>"summary"="Incremente une facture",</text:p>
      <text:p text:style-name="P41"><text:s/>* <text:s text:c="13"/>"description"="Incremente le chrono d'une facture donnee"</text:p>
      <text:p text:style-name="P41"><text:s/>* <text:s text:c="9"/>}</text:p>
      <text:p text:style-name="P41">* <text:s text:c="6"/>}</text:p>
      <text:p text:style-name="P41">* <text:s text:c="3"/>},</text:p>
      <text:p text:style-name="P42"><text:span text:style-name="T41">&gt; </text:span>Controleur qui va avec</text:p>
      <text:p text:style-name="P42">&lt;?php</text:p>
      <text:p text:style-name="P42">namespace App\Controller;</text:p>
      <text:p text:style-name="P42">use App\Entity\Invoice;</text:p>
      <text:p text:style-name="P42">use Symfony\Component\Routing\Annotation\Route;</text:p>
      <text:p text:style-name="P42">class InvoiceIncrementationController(){</text:p>
      <text:p text:style-name="P42"><text:s text:c="4"/>/** @var ObjectManager */</text:p>
      <text:p text:style-name="P42"><text:s text:c="4"/>private $manager;</text:p>
      <text:p text:style-name="P42"><text:s text:c="4"/>public function __construct(ObjectManager $manager) <text:s text:c="2"/>{</text:p>
      <text:p text:style-name="P42"><text:s text:c="8"/>$this-&gt;manager = $manager;</text:p>
      <text:p text:style-name="P42"><text:s text:c="4"/>}</text:p>
      <text:p text:style-name="P42"><text:s text:c="4"/>public function __invoke(Invoice $data) <text:s text:c="3"/>{</text:p>
      <text:p text:style-name="P42"><text:s text:c="8"/>$data-&gt;setChrono($data-&gt;getChrono() + 1);</text:p>
      <text:p text:style-name="P42"><text:s text:c="8"/>$this-&gt;manager-&gt;flush();</text:p>
      <text:p text:style-name="P42"><text:s text:c="8"/>return $data;</text:p>
      <text:p text:style-name="P42"><text:s text:c="8"/>//dd($data);</text:p>
      <text:p text:style-name="P42"><text:s text:c="4"/>}</text:p>
      <text:p text:style-name="P42">}</text:p>
      <text:p text:style-name="P42"/>
      <text:p text:style-name="P41">Quelles sont les deux catégories d'opérations de base qui existent par défaut sur une ressource ?</text:p>
      <text:p text:style-name="P41">Les collectionOperations et les itemOperations</text:p>
      <text:p text:style-name="P41"/>
      <text:p text:style-name="P41"><text:soft-page-break/>Quelles sont les 2 opérations de base qu'on peut faire sur une collection (collectionOperations) ?</text:p>
      <text:p text:style-name="P41">GET pour obtenir une collection, POST pour enrichir une collection</text:p>
      <text:p text:style-name="P41"/>
      <text:p text:style-name="P41">Si je souhaite interdire qu'on puisse supprimer une ressource via l'API REST, que faut-il faire ?</text:p>
      <text:p text:style-name="P41">Préciser dans les itemOperations que je ne veux que le GET et le PUT, pas de DELETE</text:p>
      <text:p text:style-name="P41"/>
      <text:p text:style-name="P41">Quand on veut créer une opération particulière, quel est le moyen à privilégier ?</text:p>
      <text:p text:style-name="P41">On créé un controller simple avec la méthode __invoke et on configure l'opération dans notre entité dans son annotation @ApiResource </text:p>
      <text:p text:style-name="P41"/>
      <text:p text:style-name="P47"><text:span text:style-name="T26">Validation des données </text:span>sur API Platform</text:p>
      <text:p text:style-name="P51"/>
      <text:p text:style-name="P52"><text:span text:style-name="T46">&gt; </text:span>Empêche la donnée d'être vide</text:p>
      <text:p text:style-name="P51">* @Assert\NotBlank(message="Le montant de la facture est obligatoire !")</text:p>
      <text:p text:style-name="P53"><text:span text:style-name="T46">&gt; </text:span>Champ numérique requis</text:p>
      <text:p text:style-name="P51">* @Assert\Type(type="numeric", message="Le montant de la facture doit être un numérique !")</text:p>
      <text:p text:style-name="P53"><text:span text:style-name="T46">&gt; </text:span>Champ de date requis</text:p>
      <text:p text:style-name="P51">* @Assert\DateTime(message="La date doit être au format YYYY-MM-DD")</text:p>
      <text:p text:style-name="P54"><text:span text:style-name="T46">&gt; </text:span>Choix</text:p>
      <text:p text:style-name="P51">@Assert\Choice(choices={"SEND", "PAID", "CANCELLED", message="Le statut doit être SEND, PAID ou CANCELLED !"})</text:p>
      <text:p text:style-name="P55"><text:span text:style-name="T45">&gt; </text:span>Desactiver <text:span text:style-name="T50">les vérifications des types</text:span> <text:span text:style-name="T51">(</text:span>par defaut d<text:span text:style-name="T51">ans</text:span> Symfony<text:span text:style-name="T51">)</text:span> lors de la <text:span text:style-name="T42">denormalization </text:span>(envoi de donnees <text:span text:style-name="T43">de</text:span> l'API vers la <text:span text:style-name="T44">base de données) pour que notre propre Assert puisse fonctionner correctement</text:span></text:p>
      <text:p text:style-name="P59">class Invoice {</text:p>
      <text:p text:style-name="P51">denormalizationContext={</text:p>
      <text:p text:style-name="P51"><text:s/>* <text:s text:c="5"/>"disable_type_enforcement"=true</text:p>
      <text:p text:style-name="P51"><text:s/>* <text:s text:c="2"/>}</text:p>
      <text:p text:style-name="P58"><text:span text:style-name="T49">Et e</text:span>nlever aussi dans le Setter le type de <text:span text:style-name="T47">paramètre passe a la fontion pour désactiver la protection par defaut de Symfony</text:span></text:p>
      <text:p text:style-name="P56">public function setAmount(<text:span text:style-name="T48">float</text:span><text:span text:style-name="T47"> </text:span>$amount): self {</text:p>
      <text:p text:style-name="P56"><text:s text:c="8"/>$this-&gt;amount = $amount;</text:p>
      <text:p text:style-name="P57"><text:s text:c="8"/>return $this;</text:p>
      <text:p text:style-name="P57"><text:soft-page-break/>}</text:p>
      <text:p text:style-name="P57"><text:span text:style-name="T52">&gt; </text:span>Création d'un normalizer personnalisé pour les dates</text:p>
      <text:p text:style-name="P60">- vendor/<text:span text:style-name="T54">symfony/</text:span>serializer/Normalizer <text:span text:style-name="T55">(pour faire la transformation JSON vers entité et vice-versa)</text:span></text:p>
      <text:p text:style-name="P61">- vendor/<text:span text:style-name="T54">symfony/</text:span>serializer/Normalizer/DateTimeNormalizer <text:span text:style-name="T55">(transformer une chaîne de caractères en objet DateTime)</text:span></text:p>
      <text:p text:style-name="P62">- Faire une copie de la classe dans src/Serializer/Patched<text:span text:style-name="T53">DateTimeNormalizer puis ajouter le code suivant dans le catch de la fonction denormalize tout en enlevant le type du setter</text:span></text:p>
      <text:p text:style-name="P62">if($context['disable_type_enforcement'] ?? false) {</text:p>
      <text:p text:style-name="P62"><text:s text:c="16"/>return $data;</text:p>
      <text:p text:style-name="P62"><text:s text:c="12"/>}</text:p>
      <text:p text:style-name="P63"><text:span text:style-name="T57">Enfin activer </text:span>le service <text:span text:style-name="T58">dans config/services.yaml</text:span></text:p>
      <text:p text:style-name="P62">App\Serializer\PatchedDateTimeNormalizer:</text:p>
      <text:p text:style-name="P62"><text:s text:c="8"/>tags: [serializer.normalizer]</text:p>
      <text:p text:style-name="P62"/>
      <text:p text:style-name="P62"><text:span text:style-name="T56">&gt; </text:span>Validation lors de la création / modification d'un User</text:p>
      <text:p text:style-name="P64">@UniqueEntity <text:span text:style-name="T59">(p</text:span>ermet de valider qu'un enregistrement est unique sur la table<text:span text:style-name="T59">)</text:span></text:p>
      <text:p text:style-name="P64"/>
      <text:p text:style-name="P48">Authentification avec JSON Web Token (JWT)</text:p>
      <text:p text:style-name="P64"/>
      <text:p text:style-name="P64"><text:a xlink:type="simple" xlink:href="https://jwt.io/" text:style-name="Internet_20_link" text:visited-style-name="Visited_20_Internet_20_Link">https://jwt.io/</text:a></text:p>
      <text:p text:style-name="P67">LexikJWTAuthenticationBundle <text:span text:style-name="T60">(ce qu'il faut pour générer et authentifier des jetons JWT)</text:span></text:p>
      <text:p text:style-name="P69"><text:a xlink:type="simple" xlink:href="https://github.com/lexik/LexikJWTAuthenticationBundle/blob/master/Resources/doc/index.md#getting-started" text:style-name="Internet_20_link" text:visited-style-name="Visited_20_Internet_20_Link">https://github.com/lexik/LexikJWTAuthenticationBundle/blob/master/Resources/doc/index.md#getting-started</text:a> <text:span text:style-name="T62">(</text:span>cf. Documentation<text:span text:style-name="T62">)</text:span></text:p>
      <text:p text:style-name="P88">composer require "lexik/jwt-authentication-bundle"</text:p>
      <text:p text:style-name="P68"><text:span text:style-name="T31">openssl</text:span> en "Git Bash" <text:span text:style-name="T61">(Ctrl + C pour sortir)</text:span></text:p>
      <text:p text:style-name="P70">config/packages/lexik_jwt_authentication.yaml</text:p>
      <text:p text:style-name="P70"/>
      <text:p text:style-name="P71"><text:span text:style-name="T64">&gt; </text:span>générer les paires de cles <text:span text:style-name="T63">public /</text:span> <text:span text:style-name="T63">prive</text:span></text:p>
      <text:p text:style-name="P71"><text:span text:style-name="T31">mkdir -p config/jwt</text:span> <text:span text:style-name="T65">(creer le dossier qui contiendra les cles)</text:span></text:p>
      <text:p text:style-name="P71"><text:span text:style-name="T31">openssl genpkey -out config/jwt/private.pem -aes256 -algorithm rsa -pkeyopt rsa_keygen_bits:4096</text:span> <text:span text:style-name="T66">(generer la cle privee ; mettre le mot de passe de JWT_PASSPHRASE du .env)</text:span></text:p>
      <text:p text:style-name="P71"><text:soft-page-break/><text:span text:style-name="T31">openssl pkey -in config/jwt/private.pem -out config/jwt/public.pem -pubout</text:span> <text:span text:style-name="T67">(generer la cle publique a partir de la cle privee ; entrer la même pass-phrase que pour la cle privee)</text:span></text:p>
      <text:p text:style-name="P71"/>
      <text:p text:style-name="P72">fichier de securite de Symfony</text:p>
      <text:p text:style-name="P73">config/packages/security.yaml</text:p>
      <text:p text:style-name="P73"/>
      <text:p text:style-name="P74">partie firewall login en dessous de dev</text:p>
      <text:p text:style-name="P74">login:</text:p>
      <text:p text:style-name="P74"><text:s text:c="12"/>pattern: <text:s/>^/api/login</text:p>
      <text:p text:style-name="P74"><text:s text:c="12"/>stateless: true</text:p>
      <text:p text:style-name="P74"><text:s text:c="12"/>anonymous: true</text:p>
      <text:p text:style-name="P74"><text:s text:c="12"/>json_login:</text:p>
      <text:p text:style-name="P74"><text:s text:c="16"/>check_path: <text:s text:c="14"/>/api/login_check</text:p>
      <text:p text:style-name="P74"><text:s text:c="16"/>success_handler: <text:s text:c="9"/>lexik_jwt_authentication.handler.authentication_success</text:p>
      <text:p text:style-name="P74"><text:s text:c="16"/>failure_handler: <text:s text:c="9"/>lexik_jwt_authentication.handler.authentication_failure</text:p>
      <text:p text:style-name="P74"/>
      <text:p text:style-name="P75">route dans routes.yaml</text:p>
      <text:p text:style-name="P75">api_login_check:</text:p>
      <text:p text:style-name="P75"><text:s text:c="4"/>path: /api/login_<text:span text:style-name="T68">check</text:span></text:p>
      <text:p text:style-name="P75"/>
      <text:p text:style-name="P76">place<text:span text:style-name="T69">r</text:span> l'autre firewall</text:p>
      <text:p text:style-name="P76">api:</text:p>
      <text:p text:style-name="P76"><text:s text:c="12"/>pattern: <text:s text:c="2"/>^/api</text:p>
      <text:p text:style-name="P76"><text:s text:c="12"/>stateless: true</text:p>
      <text:p text:style-name="P76"><text:s text:c="12"/>guard:</text:p>
      <text:p text:style-name="P76"><text:s text:c="16"/>authenticators:</text:p>
      <text:p text:style-name="P76"><text:s text:c="20"/>- lexik_jwt_authentication.jwt_token_authenticator</text:p>
      <text:p text:style-name="P76"/>
      <text:p text:style-name="P77">creer un autre firewall au dessus de login pour avoir la liste des utilisateurs <text:span text:style-name="T72">(ajouter les méthodes HTTP autorisées i.e POST uniquement pour l'inscription)</text:span></text:p>
      <text:p text:style-name="P76">registration:</text:p>
      <text:p text:style-name="P76"><text:s text:c="12"/>pattern: ^/api/users</text:p>
      <text:p text:style-name="P76"><text:s text:c="12"/>stateless: true</text:p>
      <text:p text:style-name="P76"><text:soft-page-break/><text:s text:c="12"/>anonymous: true</text:p>
      <text:p text:style-name="P76"><text:s text:c="12"/>methods: [POST]</text:p>
      <text:p text:style-name="P76"/>
      <text:p text:style-name="P78"><text:span text:style-name="T71">d</text:span>eux firewalls ouverts <text:span text:style-name="T70">=&gt;</text:span> registration &amp; login ; <text:span text:style-name="T71">u</text:span>n firewall ferme =&gt; api</text:p>
      <text:p text:style-name="P78"/>
      <text:p text:style-name="P79">JSON Viewer <text:span text:style-name="T73">de Chrome pour formater du JSON dans le navigateur</text:span></text:p>
      <text:p text:style-name="P80">ajouter "anonymous: true" dans <text:span text:style-name="T74">le firewall "</text:span>api:"</text:p>
      <text:p text:style-name="P81">cependant <text:span text:style-name="T75">cela va désécuriser api ... Donc il faut préciser les controles d'acces manuellement (ACL)</text:span></text:p>
      <text:p text:style-name="P81">access_control:</text:p>
      <text:p text:style-name="P81"><text:s text:c="8"/>- { path: ^/api/login, roles: IS_AUTHENTICATED_ANONYMOUSLY }</text:p>
      <text:p text:style-name="P81"><text:s text:c="8"/>- { path: ^/api/customers, roles: IS_AUTHENTICATED_FULLY }</text:p>
      <text:p text:style-name="P81"><text:s text:c="8"/>- { path: ^/api/invoices, roles: IS_AUTHENTICATED_FULLY }</text:p>
      <text:p text:style-name="P81"><text:s text:c="8"/>- { </text:p>
      <text:p text:style-name="P81"><text:s text:c="12"/>path: ^/api/users,</text:p>
      <text:p text:style-name="P81"><text:s text:c="12"/>roles: IS_AUTHENTICATED_FULLY,</text:p>
      <text:p text:style-name="P81"><text:s text:c="12"/>methods: [GET, PUT, DELETE]</text:p>
      <text:p text:style-name="P81"><text:s text:c="10"/>}</text:p>
      <text:p text:style-name="P81"/>
      <text:p text:style-name="P90">Intervenir aux moments clés grâce aux événements du Kernel</text:p>
      <text:p text:style-name="P81"/>
      <text:p text:style-name="P85">Le Kernel va emettre des evenements lors de la reception d'une requete HTTP ; <text:span text:style-name="T83">cycle de vie de la requête</text:span></text:p>
      <text:p text:style-name="P82"><text:span text:style-name="T76">&gt; </text:span>Kernel.request : réception sur le serveur ; désérialisation du contenu de la requête <text:span text:style-name="T77">(lors de la réception de la requete, avant et apres désérialisation)</text:span></text:p>
      <text:p text:style-name="P83"><text:span text:style-name="T76">&gt; </text:span>Kernel.<text:span text:style-name="T78">view : validation, ecriture dans la BDD, sérialisation de la réponse</text:span></text:p>
      <text:p text:style-name="P84"><text:span text:style-name="T76">&gt; </text:span>Kernel.re<text:span text:style-name="T79">sponse : apres envoi de la reponse</text:span></text:p>
      <text:p text:style-name="P86">Depuis la réception de la requête <text:span text:style-name="T82">HTTP</text:span> jusqu'a l'envoi de la réponse <text:span text:style-name="T81">au navigateur</text:span>, on peut intervenir <text:span text:style-name="T80">grâce aux événements du Kernel !</text:span></text:p>
      <text:p text:style-name="P86"/>
      <text:p text:style-name="P89">Rôle de l'API Platform =&gt; Prendre le JSON qu'on lui envoie et le transforme en entité pour aller <text:span text:style-name="T84">les </text:span>persister en <text:span text:style-name="T84">base de données !</text:span></text:p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3M12S</meta:editing-duration>
    <meta:editing-cycles>331</meta:editing-cycles>
    <meta:generator>LibreOffice/5.4.6.2$Windows_X86_64 LibreOffice_project/4014ce260a04f1026ba855d3b8d91541c224eab8</meta:generator>
    <dc:date>2020-01-29T17:51:41.255000000</dc:date>
    <meta:document-statistic meta:table-count="0" meta:image-count="0" meta:object-count="0" meta:page-count="10" meta:paragraph-count="254" meta:word-count="1507" meta:character-count="11987" meta:non-whitespace-character-count="10063"/>
    <meta:user-defined meta:name="Info 1"/>
    <meta:user-defined meta:name="Info 2"/>
    <meta:user-defined meta:name="Info 3"/>
    <meta:user-defined meta:name="Info 4"/>
  </office:meta>
</office:document-meta>
</file>